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2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plant</text:p>
          </table:table-cell>
          <table:table-cell office:value-type="string">
            <text:p>department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string">
            <text:p>P01</text:p>
          </table:table-cell>
          <table:table-cell office:value-type="string">
            <text:p>D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01</text:p>
          </table:table-cell>
          <table:table-cell office:value-type="string">
            <text:p>D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01</text:p>
          </table:table-cell>
          <table:table-cell office:value-type="string">
            <text:p>D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01</text:p>
          </table:table-cell>
          <table:table-cell office:value-type="string">
            <text:p>D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P01</text:p>
          </table:table-cell>
          <table:table-cell office:value-type="string">
            <text:p>D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01</text:p>
          </table:table-cell>
          <table:table-cell office:value-type="string">
            <text:p>D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P01</text:p>
          </table:table-cell>
          <table:table-cell office:value-type="string">
            <text:p>D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P01</text:p>
          </table:table-cell>
          <table:table-cell office:value-type="string">
            <text:p>D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P02</text:p>
          </table:table-cell>
          <table:table-cell office:value-type="string">
            <text:p>D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02</text:p>
          </table:table-cell>
          <table:table-cell office:value-type="string">
            <text:p>D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02</text:p>
          </table:table-cell>
          <table:table-cell office:value-type="string">
            <text:p>D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02</text:p>
          </table:table-cell>
          <table:table-cell office:value-type="string">
            <text:p>D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02</text:p>
          </table:table-cell>
          <table:table-cell office:value-type="string">
            <text:p>D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P02</text:p>
          </table:table-cell>
          <table:table-cell office:value-type="string">
            <text:p>D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02</text:p>
          </table:table-cell>
          <table:table-cell office:value-type="string">
            <text:p>D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P02</text:p>
          </table:table-cell>
          <table:table-cell office:value-type="string">
            <text:p>D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P03</text:p>
          </table:table-cell>
          <table:table-cell office:value-type="string">
            <text:p>D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03</text:p>
          </table:table-cell>
          <table:table-cell office:value-type="string">
            <text:p>D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03</text:p>
          </table:table-cell>
          <table:table-cell office:value-type="string">
            <text:p>D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03</text:p>
          </table:table-cell>
          <table:table-cell office:value-type="string">
            <text:p>D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P03</text:p>
          </table:table-cell>
          <table:table-cell office:value-type="string">
            <text:p>D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P03</text:p>
          </table:table-cell>
          <table:table-cell office:value-type="string">
            <text:p>D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P03</text:p>
          </table:table-cell>
          <table:table-cell office:value-type="string">
            <text:p>D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P03</text:p>
          </table:table-cell>
          <table:table-cell office:value-type="string">
            <text:p>D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P04</text:p>
          </table:table-cell>
          <table:table-cell office:value-type="string">
            <text:p>D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04</text:p>
          </table:table-cell>
          <table:table-cell office:value-type="string">
            <text:p>D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04</text:p>
          </table:table-cell>
          <table:table-cell office:value-type="string">
            <text:p>D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04</text:p>
          </table:table-cell>
          <table:table-cell office:value-type="string">
            <text:p>D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P04</text:p>
          </table:table-cell>
          <table:table-cell office:value-type="string">
            <text:p>D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P04</text:p>
          </table:table-cell>
          <table:table-cell office:value-type="string">
            <text:p>D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04</text:p>
          </table:table-cell>
          <table:table-cell office:value-type="string">
            <text:p>D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P04</text:p>
          </table:table-cell>
          <table:table-cell office:value-type="string">
            <text:p>D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P05</text:p>
          </table:table-cell>
          <table:table-cell office:value-type="string">
            <text:p>D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05</text:p>
          </table:table-cell>
          <table:table-cell office:value-type="string">
            <text:p>D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05</text:p>
          </table:table-cell>
          <table:table-cell office:value-type="string">
            <text:p>D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P05</text:p>
          </table:table-cell>
          <table:table-cell office:value-type="string">
            <text:p>D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05</text:p>
          </table:table-cell>
          <table:table-cell office:value-type="string">
            <text:p>D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05</text:p>
          </table:table-cell>
          <table:table-cell office:value-type="string">
            <text:p>D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P05</text:p>
          </table:table-cell>
          <table:table-cell office:value-type="string">
            <text:p>D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P05</text:p>
          </table:table-cell>
          <table:table-cell office:value-type="string">
            <text:p>D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P06</text:p>
          </table:table-cell>
          <table:table-cell office:value-type="string">
            <text:p>D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06</text:p>
          </table:table-cell>
          <table:table-cell office:value-type="string">
            <text:p>D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06</text:p>
          </table:table-cell>
          <table:table-cell office:value-type="string">
            <text:p>D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P06</text:p>
          </table:table-cell>
          <table:table-cell office:value-type="string">
            <text:p>D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P06</text:p>
          </table:table-cell>
          <table:table-cell office:value-type="string">
            <text:p>D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06</text:p>
          </table:table-cell>
          <table:table-cell office:value-type="string">
            <text:p>D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P06</text:p>
          </table:table-cell>
          <table:table-cell office:value-type="string">
            <text:p>D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P06</text:p>
          </table:table-cell>
          <table:table-cell office:value-type="string">
            <text:p>D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P07</text:p>
          </table:table-cell>
          <table:table-cell office:value-type="string">
            <text:p>D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07</text:p>
          </table:table-cell>
          <table:table-cell office:value-type="string">
            <text:p>D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07</text:p>
          </table:table-cell>
          <table:table-cell office:value-type="string">
            <text:p>D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07</text:p>
          </table:table-cell>
          <table:table-cell office:value-type="string">
            <text:p>D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P07</text:p>
          </table:table-cell>
          <table:table-cell office:value-type="string">
            <text:p>D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P07</text:p>
          </table:table-cell>
          <table:table-cell office:value-type="string">
            <text:p>D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P07</text:p>
          </table:table-cell>
          <table:table-cell office:value-type="string">
            <text:p>D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P07</text:p>
          </table:table-cell>
          <table:table-cell office:value-type="string">
            <text:p>D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P08</text:p>
          </table:table-cell>
          <table:table-cell office:value-type="string">
            <text:p>D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08</text:p>
          </table:table-cell>
          <table:table-cell office:value-type="string">
            <text:p>D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08</text:p>
          </table:table-cell>
          <table:table-cell office:value-type="string">
            <text:p>D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08</text:p>
          </table:table-cell>
          <table:table-cell office:value-type="string">
            <text:p>D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P08</text:p>
          </table:table-cell>
          <table:table-cell office:value-type="string">
            <text:p>D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P08</text:p>
          </table:table-cell>
          <table:table-cell office:value-type="string">
            <text:p>D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P08</text:p>
          </table:table-cell>
          <table:table-cell office:value-type="string">
            <text:p>D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P08</text:p>
          </table:table-cell>
          <table:table-cell office:value-type="string">
            <text:p>D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P09</text:p>
          </table:table-cell>
          <table:table-cell office:value-type="string">
            <text:p>D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09</text:p>
          </table:table-cell>
          <table:table-cell office:value-type="string">
            <text:p>D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09</text:p>
          </table:table-cell>
          <table:table-cell office:value-type="string">
            <text:p>D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09</text:p>
          </table:table-cell>
          <table:table-cell office:value-type="string">
            <text:p>D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09</text:p>
          </table:table-cell>
          <table:table-cell office:value-type="string">
            <text:p>D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P09</text:p>
          </table:table-cell>
          <table:table-cell office:value-type="string">
            <text:p>D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P09</text:p>
          </table:table-cell>
          <table:table-cell office:value-type="string">
            <text:p>D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P09</text:p>
          </table:table-cell>
          <table:table-cell office:value-type="string">
            <text:p>D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string">
            <text:p>D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string">
            <text:p>D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string">
            <text:p>D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string">
            <text:p>D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string">
            <text:p>D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string">
            <text:p>D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string">
            <text:p>D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string">
            <text:p>D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string">
            <text:p>D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string">
            <text:p>D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string">
            <text:p>D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string">
            <text:p>D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string">
            <text:p>D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string">
            <text:p>D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string">
            <text:p>D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string">
            <text:p>D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string">
            <text:p>D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string">
            <text:p>D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string">
            <text:p>D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string">
            <text:p>D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string">
            <text:p>D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string">
            <text:p>D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string">
            <text:p>D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string">
            <text:p>D8</text:p>
          </table:table-cell>
          <table:table-cell office:value-type="float" office:value="66">
            <text:p>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5">05/12/2020</text:date>, <text:time>00.20.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21:44:41.36</meta:creation-date>
    <dc:date>2020-12-05T00:20:10.37</dc:date>
    <meta:editing-duration>PT1H16M11S</meta:editing-duration>
    <meta:editing-cycles>6</meta:editing-cycles>
    <meta:generator>OpenOffice/4.1.5$Win32 OpenOffice.org_project/415m1$Build-9789</meta:generator>
    <meta:document-statistic meta:table-count="1" meta:cell-count="291" meta:object-count="0"/>
  </office:meta>
</office:document-meta>
</file>